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87dd" officeooo:paragraph-rsid="001d87dd"/>
    </style:style>
    <style:style style:name="P2" style:family="paragraph" style:parent-style-name="Standard">
      <style:text-properties officeooo:paragraph-rsid="001d87dd"/>
    </style:style>
    <style:style style:name="T1" style:family="text">
      <style:text-properties officeooo:rsid="001d87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encoders </text:p>
      <text:p text:style-name="P1"/>
      <text:p text:style-name="P2"><text:span text:style-name="T1">Denoising Autoencoders - </text:span><text:a xlink:type="simple" xlink:href="https://github.com/NagarajSMurthy/Auto-encoders" text:style-name="Internet_20_link" text:visited-style-name="Visited_20_Internet_20_Link">https://github.com/NagarajSMurthy/Auto-encoders</text:a></text:p>
      <text:p text:style-name="P2"/>
      <text:p text:style-name="P2"><text:span text:style-name="T1">Colorizing gray images using Convolutional Autoencoders - </text:span><text:a xlink:type="simple" xlink:href="https://github.com/NagarajSMurthy/BnW-to-Color" text:style-name="Internet_20_link" text:visited-style-name="Visited_20_Internet_20_Link">https://github.com/NagarajSMurthy/BnW-to-Col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0:57:48.702100335</meta:creation-date>
    <dc:date>2020-03-09T10:59:35.415257081</dc:date>
    <meta:editing-duration>PT1M50S</meta:editing-duration>
    <meta:editing-cycles>1</meta:editing-cycles>
    <meta:document-statistic meta:table-count="0" meta:image-count="0" meta:object-count="0" meta:page-count="1" meta:paragraph-count="3" meta:word-count="13" meta:character-count="189" meta:non-whitespace-character-count="178"/>
    <meta:generator>LibreOffice/6.0.7.3$Linux_X86_64 LibreOffice_project/00m0$Build-3</meta:generator>
  </office:meta>
</office:document-meta>
</file>